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3F81B1DC6A3187D95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9283in" svg:width="6.6929in" svg:height="3.6791in" draw:z-index="0"><draw:image xlink:href="Pictures/1000020100000738000003F81B1DC6A3187D95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5:55:58.226141187</meta:creation-date>
    <dc:date>2021-05-30T15:56:17.016975940</dc:date>
    <meta:editing-duration>PT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